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4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# of Row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# of Colum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8" calcext:value-type="float">
            <text:p>-4.8</text:p>
          </table:table-cell>
          <table:table-cell office:value-type="string" calcext:value-type="string">
            <text:p>X offse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Y offset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ce1" office:value-type="string" calcext:value-type="string">
            <text:p>x = 224 / (NUMBER_OF_COLS - 1) * COL_POSITION </text:p>
          </table:table-cell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 table:number-columns-spanned="3" table:number-rows-spanned="1">
            <text:p>col</text:p>
          </table:table-cell>
          <table:covered-table-cell table:number-columns-repeated="2"/>
          <table:table-cell/>
          <table:table-cell table:style-name="ce1" office:value-type="string" calcext:value-type="string">
            <text:p>y = <text:s/>64 / (NUMBER_OF_ROWS - 1) * ROW_POSITION </text:p>
          </table:table-cell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covered-table-cell/>
          <table:table-cell table:formula="of:=ROUND(64/([.$D$5]-1)*[.$C14])" office:value-type="float" office:value="0" calcext:value-type="float">
            <text:p>0</text:p>
          </table:table-cell>
          <table:table-cell table:formula="of:=ROUND(64/([.$D$5]-1)*[.$C14])" office:value-type="float" office:value="0" calcext:value-type="float">
            <text:p>0</text:p>
          </table:table-cell>
          <table:table-cell table:formula="of:=ROUND(64/([.$D$5]-1)*[.$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16])" office:value-type="float" office:value="16" calcext:value-type="float">
            <text:p>16</text:p>
          </table:table-cell>
          <table:table-cell table:formula="of:=ROUND(64/([.$D$5]-1)*[.$C16])" office:value-type="float" office:value="16" calcext:value-type="float">
            <text:p>16</text:p>
          </table:table-cell>
          <table:table-cell table:formula="of:=ROUND(64/([.$D$5]-1)*[.$C16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18])" office:value-type="float" office:value="32" calcext:value-type="float">
            <text:p>32</text:p>
          </table:table-cell>
          <table:table-cell table:formula="of:=ROUND(64/([.$D$5]-1)*[.$C18])" office:value-type="float" office:value="32" calcext:value-type="float">
            <text:p>32</text:p>
          </table:table-cell>
          <table:table-cell table:formula="of:=ROUND(64/([.$D$5]-1)*[.$C1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20])" office:value-type="float" office:value="48" calcext:value-type="float">
            <text:p>48</text:p>
          </table:table-cell>
          <table:table-cell table:formula="of:=ROUND(64/([.$D$5]-1)*[.$C20])" office:value-type="float" office:value="48" calcext:value-type="float">
            <text:p>48</text:p>
          </table:table-cell>
          <table:table-cell table:formula="of:=ROUND(64/([.$D$5]-1)*[.$C20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22])" office:value-type="float" office:value="64" calcext:value-type="float">
            <text:p>64</text:p>
          </table:table-cell>
          <table:table-cell table:formula="of:=ROUND(64/([.$D$5]-1)*[.$C22])" office:value-type="float" office:value="64" calcext:value-type="float">
            <text:p>64</text:p>
          </table:table-cell>
          <table:table-cell table:formula="of:=ROUND(64/([.$D$5]-1)*[.$C22])" office:value-type="float" office:value="64" calcext:value-type="float">
            <text:p>6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formula="of:=&quot;{ &quot;&amp;[.D14]&amp;&quot;, &quot;&amp;[.D15]&amp;&quot; }, &quot;" office:value-type="string" office:string-value="{ 0, 0 }, " calcext:value-type="string">
            <text:p>{ 0, 0 }, </text:p>
          </table:table-cell>
          <table:table-cell table:formula="of:=&quot;{ &quot;&amp;[.E14]&amp;&quot;, &quot;&amp;[.E15]&amp;&quot; }, &quot;" office:value-type="string" office:string-value="{ 112, 0 }, " calcext:value-type="string">
            <text:p>{ 112, 0 }, </text:p>
          </table:table-cell>
          <table:table-cell table:formula="of:=&quot;{ &quot;&amp;[.F14]&amp;&quot;, &quot;&amp;[.F15]&amp;&quot; }, &quot;" office:value-type="string" office:string-value="{ 224, 0 }, " calcext:value-type="string">
            <text:p>{ 224, 0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&quot;{ &quot;&amp;[.D16]&amp;&quot;, &quot;&amp;[.D17]&amp;&quot; }, &quot;" office:value-type="string" office:string-value="{ 0, 16 }, " calcext:value-type="string">
            <text:p>{ 0, 16 }, </text:p>
          </table:table-cell>
          <table:table-cell table:formula="of:=&quot;{ &quot;&amp;[.E16]&amp;&quot;, &quot;&amp;[.E17]&amp;&quot; }, &quot;" office:value-type="string" office:string-value="{ 112, 16 }, " calcext:value-type="string">
            <text:p>{ 112, 16 }, </text:p>
          </table:table-cell>
          <table:table-cell table:formula="of:=&quot;{ &quot;&amp;[.F16]&amp;&quot;, &quot;&amp;[.F17]&amp;&quot; }, &quot;" office:value-type="string" office:string-value="{ 224, 16 }, " calcext:value-type="string">
            <text:p>{ 224, 16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&quot;{ &quot;&amp;[.D18]&amp;&quot;, &quot;&amp;[.D19]&amp;&quot; }, &quot;" office:value-type="string" office:string-value="{ 0, 32 }, " calcext:value-type="string">
            <text:p>{ 0, 32 }, </text:p>
          </table:table-cell>
          <table:table-cell table:formula="of:=&quot;{ &quot;&amp;[.E18]&amp;&quot;, &quot;&amp;[.E19]&amp;&quot; }, &quot;" office:value-type="string" office:string-value="{ 112, 32 }, " calcext:value-type="string">
            <text:p>{ 112, 32 }, </text:p>
          </table:table-cell>
          <table:table-cell table:formula="of:=&quot;{ &quot;&amp;[.F18]&amp;&quot;, &quot;&amp;[.F19]&amp;&quot; }, &quot;" office:value-type="string" office:string-value="{ 224, 32 }, " calcext:value-type="string">
            <text:p>{ 224, 32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&quot;{ &quot;&amp;[.D20]&amp;&quot;, &quot;&amp;[.D21]&amp;&quot; }, &quot;" office:value-type="string" office:string-value="{ 0, 48 }, " calcext:value-type="string">
            <text:p>{ 0, 48 }, </text:p>
          </table:table-cell>
          <table:table-cell table:formula="of:=&quot;{ &quot;&amp;[.E20]&amp;&quot;, &quot;&amp;[.E21]&amp;&quot; }, &quot;" office:value-type="string" office:string-value="{ 112, 48 }, " calcext:value-type="string">
            <text:p>{ 112, 48 }, </text:p>
          </table:table-cell>
          <table:table-cell table:formula="of:=&quot;{ &quot;&amp;[.F20]&amp;&quot;, &quot;&amp;[.F21]&amp;&quot; }, &quot;" office:value-type="string" office:string-value="{ 224, 48 }, " calcext:value-type="string">
            <text:p>{ 224, 48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&quot;{ &quot;&amp;[.D22]&amp;&quot;, &quot;&amp;[.D23]&amp;&quot; }, &quot;" office:value-type="string" office:string-value="{ 0, 64 }, " calcext:value-type="string">
            <text:p>{ 0, 64 }, </text:p>
          </table:table-cell>
          <table:table-cell table:formula="of:=&quot;{ &quot;&amp;[.E22]&amp;&quot;, &quot;&amp;[.E23]&amp;&quot; }, &quot;" office:value-type="string" office:string-value="{ 112, 64 }, " calcext:value-type="string">
            <text:p>{ 112, 64 }, </text:p>
          </table:table-cell>
          <table:table-cell table:formula="of:=&quot;{ &quot;&amp;[.F22]&amp;&quot;, &quot;&amp;[.F23]&amp;&quot; }, &quot;" office:value-type="string" office:string-value="{ 224, 64 }, " calcext:value-type="string">
            <text:p>{ 224, 64 }, 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[.F34] &amp; [.F32] &amp; [.F30] &amp; [.F28] &amp; [.E28]&amp; [.E30] &amp;[.E32] &amp; [.E34]&amp; [.D34] &amp; [.D32] &amp; [.D30] &amp; [.D28] &amp; [.D26] &amp; [.E26] &amp; [.F26]" office:value-type="string" office:string-value="{ 224, 64 }, { 224, 48 }, { 224, 32 }, { 224, 16 }, { 112, 16 }, { 112, 32 }, { 112, 48 }, { 112, 64 }, { 0, 64 }, { 0, 48 }, { 0, 32 }, { 0, 16 }, { 0, 0 }, { 112, 0 }, { 224, 0 }, " calcext:value-type="string">
            <text:p>{ 224, 64 }, { 224, 48 }, { 224, 32 }, { 224, 16 }, { 112, 16 }, { 112, 32 }, { 112, 48 }, { 112, 64 }, { 0, 64 }, { 0, 48 }, { 0, 32 }, { 0, 16 }, { 0, 0 }, { 112, 0 }, { 224, 0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23:49:22.090000000</meta:creation-date>
    <dc:date>2022-03-06T15:37:47.917000000</dc:date>
    <meta:editing-duration>PT13H46M19S</meta:editing-duration>
    <meta:editing-cycles>12</meta:editing-cycles>
    <meta:generator>LibreOffice/7.2.5.2$Windows_X86_64 LibreOffice_project/499f9727c189e6ef3471021d6132d4c694f357e5</meta:generator>
    <meta:document-statistic meta:table-count="1" meta:cell-count="67" meta:object-count="0"/>
  </office:meta>
</office:document-meta>
</file>